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formations concernant le déroulement des STAGES « RECHERCHE » effectués par LES ELEVES  DU MASTER de l’ UPMC, spécialité SESI, M2</text:span><text:line-break/><text:span text:style-name="T1">--------------------------------------------------------------------------------------------------------------------------------------------------------------</text:span><text:line-break/><text:line-break/><text:span text:style-name="T3"> </text:span><text:span text:style-name="T2">1. Phase de Spécification</text:span><text:line-break/><text:span text:style-name="T1">-----------------------------</text:span><text:line-break/><text:span text:style-name="T1">Le stage UPMC-SESI M2 Recherche commence par une phase de spécification qui consiste en :</text:span><text:line-break/><text:line-break/><text:span text:style-name="T1">La prise en main du problème, la compréhension du sujet, l'analyse bibliographique, l’analyse de différentes solutions possibles, le choix des outils (logiciels et/ou matériels), l’identification des tâches à accomplir, l’organisation du travail (planning des tâches), la définition détaillée des objectifs à atteindre et de la procédure de recette.</text:span><text:line-break/><text:span text:style-name="T3"> </text:span><text:line-break/><text:span text:style-name="T2">Evaluation : rapport de spécification + soutenance orale.<text:line-break/>Date à fixer avec vos encadrants, Habib Mehrez et moi-même.<text:line-break/></text:span><text:line-break/><text:span text:style-name="T2">Le rapport de spécification (une dizaine de pages environ en français ou en anglais)</text:span><text:span text:style-name="T1">doit être revu et relu soigneusement avec le responsable du sujet et doit contenir :</text:span><text:line-break/><text:line-break/><text:span text:style-name="T1">1.    le contexte et la motivation du sujet</text:span><text:line-break/><text:span text:style-name="T1">2.    la définition et l’analyse du problème (quelles sont les difficultés),</text:span><text:line-break/><text:span text:style-name="T1">3.    la proposition d'une solution de principe (méthode suivie pour résoudre le problème),</text:span><text:line-break/><text:span text:style-name="T1">4.    l’identification des tâches à accomplir (bibliographie, outils logiciels, matériels identifiés) et planning de réalisation,</text:span><text:line-break/><text:span text:style-name="T1">5.    la description détaillée de la PROCEDURE DE RECETTE (PERTINENTE ET PRECISE, adaptée à votre  PROJET). Autrement dit : il faut définir les performances que votre réalisation (bibliographie, algorithme, code, architecture, prototype virtuel, prototype FPGA, circuit …) devra atteindre en septembre à la fin du stage et définir l’ensemble des tests qui permettront de mesurer que ces performances sont atteintes en septembre.</text:span><text:line-break/><text:span text:style-name="T1">6.    la bibliographie utilisée pour votre étude</text:span><text:line-break/><text:line-break/><text:span text:style-name="T1">Un exemple rapport.pdf est attaché au mail.</text:span><text:line-break/><text:span text:style-name="T1">Un exemple de fichier latex vous sera envoyé en réponse à votre demande par e-mail. </text:span><text:span text:style-name="T2"><text:line-break/>Pour les étudiants effectuant leurs stages au LIP6, il est obligatoire de suivre ce modèle.</text:span><text:line-break/><text:line-break/><text:span text:style-name="T2">Le rapport doit être chargé sur le site du LIP6, suivant une procédure que je vous indiquerai par mail une semaine avant la soutenance.<text:line-break/>UNE et une seule copie papier du rapport doit être fournie le jour de l'exposé.</text:span><text:line-break/><text:line-break/><text:span text:style-name="T2">EXPOSE  de  30’ (20’ exposé + 10’ de questions).</text:span><text:line-break/><text:span text:style-name="T1">L’encadrant doit être présent à cette pré-soutenance.</text:span><text:line-break/><text:line-break/><text:span text:style-name="T1">Un exemple root.pdf est attaché.</text:span><text:line-break/><text:span text:style-name="T1">Un exemple de fichier latex vous sera envoyé en réponse à votre demande par e-mail. </text:span><text:line-break/><text:span text:style-name="T2">Vous devez fournir un .pdf et vous pouvez utiliser d'autres outils et d'autres modèles que celui proposé à condition que le fichier soumis soit UNIQUEMENT *.pdf.</text:span><text:line-break/><text:line-break/><text:span text:style-name="T1">Vous devez, </text:span><text:span text:style-name="T2">de manière synthétique</text:span><text:span text:style-name="T1">, donner les informations suivantes :</text:span><text:line-break/><text:line-break/><text:span text:style-name="T1">1.        Vous présenter (vous, le laboratoire d’accueil, votre encadrant, le titre du stage, date de fin de stage : première ou deuxième session envisagée)</text:span><text:line-break/><text:span text:style-name="T1">2.        Contexte (pourquoi ce stage est-il proposé  ?)</text:span><text:line-break/><text:span text:style-name="T1">3.        Le problème à résoudre (LEQUEL allez-VOUS résoudre? est-il difficile à résoudre ? pourquoi ?)</text:span><text:line-break/><text:span text:style-name="T1">4.        La solution de principe (Comment allez-vous vous-y prendre ? méthode et outils logiciels et matériels utilisés, bibliographie)</text:span><text:line-break/><text:span text:style-name="T1">5.        Le détail des tâches et un planning réaliste (Allez-vous y arriver ? Est-ce suffisant pour un stage de M2 ?)</text:span><text:line-break/><text:span text:style-name="T1">6.        La procédure de recette (cahier des charges ? définition des tests pour montrer la réussite du stage en septembre)</text:span><text:line-break/><text:line-break/><text:span text:style-name="T1">N'oubliez pas de </text:span><text:span text:style-name="T2">numéroter</text:span><text:span text:style-name="T3"> </text:span><text:span text:style-name="T1">les pages de votre exposé.</text:span><text:line-break/><text:soft-page-break/><text:span text:style-name="T1">Respectez le temps de parole. </text:span><text:span text:style-name="T2">Après 20 minutes d'exposé, vous devrez répondre aux questions.</text:span><text:line-break/><text:line-break/><text:span text:style-name="T2">Le fichier (.pdf seulement)</text:span><text:span text:style-name="T3"> </text:span><text:span text:style-name="T2">doit être chargé sur le site du LIP6, suivant une procédure que je vous indiquerai :<text:line-break/>la veille de la soutenance</text:span><text:span text:style-name="T3"> </text:span><text:span text:style-name="T2">au plus tard.</text:span><text:span text:style-name="T3"> </text:span><text:span text:style-name="T2">Testez le chargement la semaine précédente.<text:line-break/>PAS de version papier demandée.<text:line-break/><text:line-break/>Les NOTES.</text:span><text:line-break/><text:line-break/><text:span text:style-name="T1">Le rapport de spécification et la soutenance associée contribuent pour 30% à la note de l’UE.</text:span><text:line-break/><text:span text:style-name="T1">La note (sur 20) est établie par le jury suivant :</text:span><text:line-break/><text:line-break/><text:span text:style-name="T1">-       la clarté de la soutenance orale (par rapport aux points demandés ci-dessus) et l'importance du travail réalisé (note sur 10)</text:span><text:line-break/><text:span text:style-name="T1">-       l’avis de l'encadrant sur l'importance du travail réalisé (note sur 5)</text:span><text:line-break/><text:span text:style-name="T1">-       la clarté du rapport écrit (par rapport aux points demandés ci-dessus) (note sur 5)</text:span><text:line-break/><text:line-break/></text:p>
      <text:p text:style-name="P2"><text:span text:style-name="T3"> </text:span><text:span text:style-name="T2">2. Phase de Réalisation</text:span><text:line-break/><text:span text:style-name="T1">-----------------------------</text:span><text:line-break/><text:span text:style-name="T1">Le travail consiste en :</text:span><text:line-break/><text:line-break/><text:span text:style-name="T1">La mise en oeuvre de la solution retenue. La mise au point et déboguage.</text:span><text:line-break/><text:span text:style-name="T1">La validation, l’expérimentation et l’analyse des résultats.</text:span><text:line-break/><text:line-break/><text:span text:style-name="T1">Le rapport de spécification joue le rôle d'un cahier des charges : toute</text:span><text:line-break/><text:span text:style-name="T1">modification des objectifs ou de la procédure de recette doit être</text:span><text:line-break/><text:span text:style-name="T1">discutée avec le responsable du sujet et approuvée par le responsable du</text:span><text:line-break/><text:span text:style-name="T1">stage. Les modifications de **dernière minute** sont irrecevables.</text:span><text:line-break/><text:line-break/><text:span text:style-name="T1">L’évaluation finale aura lieu en septembre 2015.</text:span><text:line-break/><text:line-break/><text:span text:style-name="T1">L’évaluation finale porte sur : rapport final + soutenance finale</text:span><text:line-break/><text:line-break/><text:span text:style-name="T1">Le rapport final (une trentaine de pages environ) reprend le contenu du</text:span><text:line-break/><text:span text:style-name="T1">rapport de spécification, et le complète en ajoutant :</text:span><text:line-break/><text:line-break/><text:span text:style-name="T1">1. l’analyse des différences entre la réalisation et la spécification,</text:span><text:line-break/><text:line-break/><text:span text:style-name="T1">2. les résultats détaillés des expérimentations et des tests de validation (vous devez toujours préciser les conditions d'expérimentation).</text:span><text:line-break/><text:line-break/><text:span text:style-name="T1">3. L'analyse des résultats et des expérimentations. Vous devez vous comparer aux résultats attendus, à l'état de l'art, à une réalisation antérieure.</text:span><text:line-break/><text:line-break/><text:span text:style-name="T1">**Le rapport doit être chargé (format .pdf) sur le site du LIP6 à une date que je vous communiquerai prochainement, en suivant la même procédure que celle utilisée pour la présoutenance.</text:span><text:line-break/><text:span text:style-name="T1">***UNE*** seule version papier du ***RAPPORT*** est demandée le jour de la soutenance.</text:span><text:line-break/><text:line-break/><text:span text:style-name="T1">**L'exposé (format .pdf seulement) doit être chargé au plus tard la veille de la soutenance, selon la même procédure que celle utilisée pour la présoutenance.</text:span><text:line-break/><text:line-break/><text:span text:style-name="T1">La soutenance dure : 30’. L’encadrant doit être présent à la soutenance</text:span><text:line-break/><text:span text:style-name="T1">finale. Vous devez suivre les conseils indiqués dans les précédents</text:span><text:line-break/><text:span text:style-name="T1">documents :</text:span><text:line-break/><text:line-break/><text:span text:style-name="T1">1. Rappeler le sujet.</text:span><text:line-break/><text:span text:style-name="T1">Le cas échéant, présenter (et expliquer) les différences entre la réalisation et la spécification de mai.</text:span><text:line-break/><text:line-break/><text:span text:style-name="T1">2. Présenter (et expliquer) les résultats détaillés des expérimentations et des tests de validation (préciser les conditions d'expérimentation).</text:span><text:line-break/><text:line-break/><text:span text:style-name="T1">3. Analyser les résultats des expérimentations (comparaison avec résultats attendus ou autres réalisations).</text:span><text:line-break/><text:line-break/><text:span text:style-name="T1">4. Conclusion et perspectives.</text:span><text:line-break/><text:line-break/><text:span text:style-name="T1">Le rapport et la soutenance finale contribuent pour 70% à la note de l’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inionja [m2]</meta:initial-creator>
    <meta:creation-date>2015-05-18T09:39:18</meta:creation-date>
    <dc:date>2015-05-18T09:46:49</dc:date>
    <dc:creator>Maminionja [m2]</dc:creator>
    <meta:editing-duration>P0D</meta:editing-duration>
    <meta:editing-cycles>1</meta:editing-cycles>
    <meta:document-statistic meta:table-count="0" meta:image-count="0" meta:object-count="0" meta:page-count="3" meta:paragraph-count="2" meta:word-count="970" meta:character-count="6528" meta:non-whitespace-character-count="5438"/>
    <meta:generator>LibreOffice/3.5$Linux_x86 LibreOffice_project/dc9775d-05ecbee-0851ad3-1586698-727bf66</meta:generator>
  </office:meta>
</office:document-meta>
</file>